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21.04mm"/>
    </style:style>
    <style:style style:name="co5" style:family="table-column">
      <style:table-column-properties fo:break-before="auto" style:column-width="19.42mm"/>
    </style:style>
    <style:style style:name="co6" style:family="table-column">
      <style:table-column-properties fo:break-before="auto" style:column-width="25.6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PageStyle_5f_Prepara">
      <style:table-properties table:display="true" style:writing-mode="lr-tb"/>
    </style:style>
    <style:style style:name="ce3" style:family="table-cell" style:parent-style-name="Default">
      <style:table-cell-properties fo:background-color="#2a6099" style:text-align-source="fix" style:repeat-content="false" style:rotation-align="none"/>
      <style:paragraph-properties fo:text-align="center" fo:margin-left="0mm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ar" style:country-asian="SA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8"/>
        <table:table-column table:style-name="co3" table:default-cell-style-name="ce8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5" table:default-cell-style-name="ce1"/>
        <table:table-column table:style-name="co7" table:default-cell-style-name="ce2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File (Out)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aa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TEXT-&quot;&amp;[.C2]" office:value-type="string" office:string-value="TEXT-1" calcext:value-type="string">
            <text:p>TEXT-1</text:p>
          </table:table-cell>
          <table:table-cell table:formula="of:=UPPER([.A2])" office:value-type="string" office:string-value="AAAA" calcext:value-type="string">
            <text:p>AAAA</text:p>
          </table:table-cell>
          <table:table-cell table:formula="of:=LOWER(&quot;out-&quot;&amp;[.B2]&amp;&quot;.svg&quot;)" office:value-type="string" office:string-value="out-1.svg" calcext:value-type="string">
            <text:p>out-1.sv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bbb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TEXT-&quot;&amp;[.C3]" office:value-type="string" office:string-value="TEXT-2" calcext:value-type="string">
            <text:p>TEXT-2</text:p>
          </table:table-cell>
          <table:table-cell table:formula="of:=UPPER([.A3])" office:value-type="string" office:string-value="BBBB" calcext:value-type="string">
            <text:p>BBBB</text:p>
          </table:table-cell>
          <table:table-cell table:formula="of:=LOWER(&quot;out-&quot;&amp;[.B3]&amp;&quot;.svg&quot;)" office:value-type="string" office:string-value="out-1.svg" calcext:value-type="string">
            <text:p>out-1.sv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cc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&quot;TEXT-&quot;&amp;[.C4]" office:value-type="string" office:string-value="TEXT-3" calcext:value-type="string">
            <text:p>TEXT-3</text:p>
          </table:table-cell>
          <table:table-cell table:formula="of:=UPPER([.A4])" office:value-type="string" office:string-value="CCCC" calcext:value-type="string">
            <text:p>CCCC</text:p>
          </table:table-cell>
          <table:table-cell table:formula="of:=LOWER(&quot;out-&quot;&amp;[.B4]&amp;&quot;.svg&quot;)" office:value-type="string" office:string-value="out-1.svg" calcext:value-type="string">
            <text:p>out-1.sv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ddd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&quot;TEXT-&quot;&amp;[.C5]" office:value-type="string" office:string-value="TEXT-4" calcext:value-type="string">
            <text:p>TEXT-4</text:p>
          </table:table-cell>
          <table:table-cell table:formula="of:=UPPER([.A5])" office:value-type="string" office:string-value="DDDD" calcext:value-type="string">
            <text:p>DDDD</text:p>
          </table:table-cell>
          <table:table-cell table:formula="of:=LOWER(&quot;out-&quot;&amp;[.B5]&amp;&quot;.svg&quot;)" office:value-type="string" office:string-value="out-1.svg" calcext:value-type="string">
            <text:p>out-1.sv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e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&quot;TEXT-&quot;&amp;[.C6]" office:value-type="string" office:string-value="TEXT-1" calcext:value-type="string">
            <text:p>TEXT-1</text:p>
          </table:table-cell>
          <table:table-cell table:formula="of:=UPPER([.A6])" office:value-type="string" office:string-value="EEEE" calcext:value-type="string">
            <text:p>EEEE</text:p>
          </table:table-cell>
          <table:table-cell table:formula="of:=LOWER(&quot;out-&quot;&amp;[.B6]&amp;&quot;.svg&quot;)" office:value-type="string" office:string-value="out-2.svg" calcext:value-type="string">
            <text:p>out-2.sv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ffff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&quot;TEXT-&quot;&amp;[.C7]" office:value-type="string" office:string-value="TEXT-2" calcext:value-type="string">
            <text:p>TEXT-2</text:p>
          </table:table-cell>
          <table:table-cell table:formula="of:=UPPER([.A7])" office:value-type="string" office:string-value="FFFF" calcext:value-type="string">
            <text:p>FFFF</text:p>
          </table:table-cell>
          <table:table-cell table:formula="of:=LOWER(&quot;out-&quot;&amp;[.B7]&amp;&quot;.svg&quot;)" office:value-type="string" office:string-value="out-2.svg" calcext:value-type="string">
            <text:p>out-2.svg</text:p>
          </table:table-cell>
          <table:table-cell table:number-columns-repeated="3"/>
          <table:table-cell table:style-name="ce4"/>
          <table:table-cell table:number-columns-repeated="1012"/>
        </table:table-row>
        <table:table-row table:style-name="ro1">
          <table:table-cell table:style-name="ce4" office:value-type="string" calcext:value-type="string">
            <text:p>ggg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&quot;TEXT-&quot;&amp;[.C8]" office:value-type="string" office:string-value="TEXT-3" calcext:value-type="string">
            <text:p>TEXT-3</text:p>
          </table:table-cell>
          <table:table-cell table:formula="of:=UPPER([.A8])" office:value-type="string" office:string-value="GGGG" calcext:value-type="string">
            <text:p>GGGG</text:p>
          </table:table-cell>
          <table:table-cell table:formula="of:=LOWER(&quot;out-&quot;&amp;[.B8]&amp;&quot;.svg&quot;)" office:value-type="string" office:string-value="out-2.svg" calcext:value-type="string">
            <text:p>out-2.svg</text:p>
          </table:table-cell>
          <table:table-cell table:number-columns-repeated="3"/>
          <table:table-cell table:style-name="ce4"/>
          <table:table-cell table:number-columns-repeated="1012"/>
        </table:table-row>
        <table:table-row table:style-name="ro1">
          <table:table-cell table:style-name="ce4" office:value-type="string" calcext:value-type="string">
            <text:p>hhh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&quot;TEXT-&quot;&amp;[.C9]" office:value-type="string" office:string-value="TEXT-4" calcext:value-type="string">
            <text:p>TEXT-4</text:p>
          </table:table-cell>
          <table:table-cell table:formula="of:=UPPER([.A9])" office:value-type="string" office:string-value="HHHH" calcext:value-type="string">
            <text:p>HHHH</text:p>
          </table:table-cell>
          <table:table-cell table:formula="of:=LOWER(&quot;out-&quot;&amp;[.B9]&amp;&quot;.svg&quot;)" office:value-type="string" office:string-value="out-2.svg" calcext:value-type="string">
            <text:p>out-2.svg</text:p>
          </table:table-cell>
          <table:table-cell table:number-columns-repeated="3"/>
          <table:table-cell table:style-name="ce4"/>
          <table:table-cell table:number-columns-repeated="1012"/>
        </table:table-row>
        <table:table-row table:style-name="ro1" table:number-rows-repeated="18">
          <table:table-cell table:style-name="ce4"/>
          <table:table-cell table:number-columns-repeated="8"/>
          <table:table-cell table:style-name="ce4"/>
          <table:table-cell table:number-columns-repeated="1012"/>
        </table:table-row>
        <table:table-row table:style-name="ro1" table:number-rows-repeated="5">
          <table:table-cell table:number-columns-repeated="9"/>
          <table:table-cell table:style-name="ce4"/>
          <table:table-cell table:number-columns-repeated="1012"/>
        </table:table-row>
        <table:table-row table:style-name="ro1" table:number-rows-repeated="104854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 style:data-style-name="N2" text:time-value="16:28:14.8523783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repara" style:display-name="PageStyle_Prepar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1T16:05:54.828380721</meta:creation-date>
    <dc:language>pt-BR</dc:language>
    <meta:editing-cycles>5</meta:editing-cycles>
    <meta:editing-duration>PT1M17S</meta:editing-duration>
    <meta:generator>LibreOffice/6.2.7.1$Linux_x86 LibreOffice_project/23edc44b61b830b7d749943e020e96f5a7df63bf</meta:generator>
    <dc:date>2020-07-01T16:29:14.367646696</dc:date>
    <meta:document-statistic meta:table-count="1" meta:cell-count="54" meta:object-count="0"/>
  </office:meta>
</office:document-meta>
</file>